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c0b" officeooo:paragraph-rsid="00109c0b"/>
    </style:style>
    <style:style style:name="P2" style:family="paragraph" style:parent-style-name="Standard">
      <style:text-properties officeooo:paragraph-rsid="00109c0b"/>
    </style:style>
    <style:style style:name="P3" style:family="paragraph" style:parent-style-name="Standard">
      <style:text-properties officeooo:paragraph-rsid="00125752"/>
    </style:style>
    <style:style style:name="P4" style:family="paragraph" style:parent-style-name="Standard">
      <style:text-properties officeooo:paragraph-rsid="0012a38e"/>
    </style:style>
    <style:style style:name="P5" style:family="paragraph" style:parent-style-name="Standard">
      <style:text-properties officeooo:paragraph-rsid="0016a639"/>
    </style:style>
    <style:style style:name="P6" style:family="paragraph" style:parent-style-name="Standard">
      <style:text-properties officeooo:paragraph-rsid="00185cbb"/>
    </style:style>
    <style:style style:name="P7" style:family="paragraph" style:parent-style-name="Standard">
      <style:text-properties officeooo:paragraph-rsid="0019f217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Preformatted_20_Text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  <style:text-properties officeooo:paragraph-rsid="0019f217"/>
    </style:style>
    <style:style style:name="T1" style:family="text">
      <style:text-properties officeooo:rsid="00109c0b"/>
    </style:style>
    <style:style style:name="T2" style:family="text">
      <style:text-properties fo:font-weight="bold"/>
    </style:style>
    <style:style style:name="T3" style:family="text">
      <style:text-properties officeooo:rsid="0010dbfe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2a38e"/>
    </style:style>
    <style:style style:name="T6" style:family="text">
      <style:text-properties style:font-name="Liberation Serif" officeooo:rsid="0016a639"/>
    </style:style>
    <style:style style:name="T7" style:family="text">
      <style:text-properties style:font-name="Liberation Serif" officeooo:rsid="00185cbb"/>
    </style:style>
    <style:style style:name="T8" style:family="text">
      <style:text-properties style:font-name="Liberation Serif" officeooo:rsid="0019c6b6"/>
    </style:style>
    <style:style style:name="T9" style:family="text">
      <style:text-properties style:font-name="Liberation Serif" officeooo:rsid="0019f217"/>
    </style:style>
    <style:style style:name="T10" style:family="text">
      <style:text-properties style:font-name="Liberation Serif" fo:language="es" fo:country="ES" officeooo:rsid="0019f217"/>
    </style:style>
    <style:style style:name="T11" style:family="text">
      <style:text-properties officeooo:rsid="00185cbb"/>
    </style:style>
    <style:style style:name="T1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. ¿Para qué sirve enum en un programa C?</text:p>
      <text:p text:style-name="P2"><text:span text:style-name="T1">R= Es u</text:span>n tipo de datos enumerado, es una manera de asociar nombres a números, y por consiguiente de ofrecer más significado a alguien que lea el código. La palabra reservada <text:span text:style-name="T2">enum</text:span> (de <text:span text:style-name="T2">C</text:span>) enumera automáticamente cualquier lista de identificadores que se le pase, asignándoles valores de 0, 1, 2, etc-.</text:p>
      <text:p text:style-name="P2"><text:tab/><text:tab/><text:tab/><text:tab/><text:tab/><text:tab/><text:tab/></text:p>
      <text:p text:style-name="P2">b. ¿Para qué sirve enum en el archivo lexer.l ?</text:p>
      <text:p text:style-name="P1">R=<text:span text:style-name="T3">sirve igual que en c para asociar nombres a numeros ya que en el uso de este viene siendo la misma estructura de c la cual se le manda del .l al .c </text:span></text:p>
      <text:p text:style-name="P1"/>
      <text:p text:style-name="P1">c. ¿Cuál es el uso que se le da a la variable yytext?</text:p>
      <text:p text:style-name="P3"><text:span text:style-name="T3">R=sirve como un puntero en el cual contiene el valor del token, </text:span>Una vez que se determina el emparejamiento, el texto correspondiente al emparejamiento (denominado el <text:span text:style-name="Variable">token</text:span>) está disponible en el puntero a caracter global <text:span text:style-name="Source_20_Text">yytext</text:span></text:p>
      <text:p text:style-name="P3"><text:span text:style-name="Source_20_Text"/></text:p>
      <text:p text:style-name="P3"><text:span text:style-name="Source_20_Text"><text:span text:style-name="T4">d. ¿Para qué sirve la variable yylval?</text:span></text:span></text:p>
      <text:p text:style-name="P4"><text:span text:style-name="Source_20_Text"><text:span text:style-name="T5">R=es un puntero que en ves de obtener token de cadena se le asignan numeros </text:span></text:span></text:p>
      <text:p text:style-name="P4"><text:span text:style-name="Source_20_Text"><text:span text:style-name="T5"/></text:span></text:p>
      <text:p text:style-name="P4"><text:span text:style-name="Source_20_Text"><text:span text:style-name="T5">e. ¿Cuál es el uso que se le da a la variable cadena?</text:span></text:span></text:p>
      <text:p text:style-name="P5"><text:span text:style-name="Source_20_Text"><text:span text:style-name="T6">R=Es el nombre del arreglo por lo tanto cuando se utiliza cadena es para guardarlo dentro del arreglo al tocken </text:span></text:span></text:p>
      <text:p text:style-name="P4"><text:span text:style-name="Source_20_Text"><text:span text:style-name="T5"/></text:span></text:p>
      <text:p text:style-name="P4"><text:span text:style-name="Source_20_Text"><text:span text:style-name="T5">f. ¿Cuál es el papel de la función yylex() dentro del main y por qué se pone dentro del main?</text:span></text:span></text:p>
      <text:p text:style-name="P4"><text:span text:style-name="Source_20_Text"><text:span text:style-name="T5"/></text:span></text:p>
      <text:p text:style-name="P6"><text:span text:style-name="Source_20_Text"><text:span text:style-name="T7">R= La función </text:span></text:span><text:span text:style-name="Source_20_Text"><text:span text:style-name="T11">yylex()</text:span></text:span><text:span text:style-name="Source_20_Text"><text:span text:style-name="T7"> analiza las entradas, buscando la secuencia mas larga que casa con alguna de las expresiones regulares y ejecuta la correspondiente acción. Si no se encuentra ningun emparejamiento se ejecuta la regla ``por defecto'', que es: </text:span></text:span></text:p>
      <text:p text:style-name="P8"><text:span text:style-name="Source_20_Text">(.|\n) { printf("%s",yytext); }</text:span> </text:p>
      <text:p text:style-name="Text_20_body">Si encuentran dos expresiones regulares con las que la cadena mas larga casa, elige la que figura primera en el programa <text:span text:style-name="Source_20_Text">flex</text:span>. </text:p>
      <text:p text:style-name="Text_20_body">Una vez que se ha ejecutado la correspondiente acción, <text:span text:style-name="Source_20_Text">yylex()</text:span> continúa con el resto de la entrada, buscando por subsiguientes emparejamientos. Asi continúa hasta encontrar un final de fichero en cuyo caso termina, retornando un cero o bien hasta que una de las acciones explicitamente ejecuta una sentencia <text:span text:style-name="Source_20_Text">return</text:span>. </text:p>
      <text:p text:style-name="Text_20_body">Cuando el analizador léxico alcanza el final del fichero, el comportamiento en las subsiguientes llamadas a <text:span text:style-name="Source_20_Text">yylex</text:span> resulta indefinido. En el momento en que <text:span text:style-name="Source_20_Text">yylex</text:span> alcanza el final del fichero llama a la función <text:span text:style-name="Source_20_Text">yywrap</text:span>, la cual retorna un valor de 0 o 1 según haya mas entrada o no. Si el valor es 0, la función <text:span text:style-name="Source_20_Text">yylex</text:span> asume que la propia <text:span text:style-name="Source_20_Text">yywrap</text:span> se ha encargado de abrir el nuevo fichero y asignarselo a <text:span text:style-name="Source_20_Text">yyin</text:span>. 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6"><text:span text:style-name="Source_20_Text"><text:span text:style-name="T7"/></text:span></text:p>
      <text:p text:style-name="P4"><text:span text:style-name="Source_20_Text"><text:span text:style-name="T5"/></text:span></text:p>
      <text:p text:style-name="P4"><text:soft-page-break/><text:span text:style-name="Source_20_Text"><text:span text:style-name="T5">g. ¿Cuáles son las tres secciones que componen en general un programa de flex?</text:span></text:span></text:p>
      <text:p text:style-name="P4"><text:span text:style-name="Source_20_Text"><text:span text:style-name="T5"/></text:span></text:p>
      <text:p text:style-name="P6"><text:span text:style-name="Source_20_Text"><text:span text:style-name="T7">R=El flex se divide en 3 secciones </text:span></text:span></text:p>
      <text:p text:style-name="P6"><text:span text:style-name="Source_20_Text"><text:span text:style-name="T7">1-La seccion de declaraciones </text:span></text:span></text:p>
      <text:p text:style-name="P6"><text:span text:style-name="Source_20_Text"><text:span text:style-name="T7">2-Reglas y acciones </text:span></text:span></text:p>
      <text:p text:style-name="P6"><text:span text:style-name="Source_20_Text"><text:span text:style-name="T7">3-Codigo de usuario </text:span></text:span><text:span text:style-name="Source_20_Text"><text:span text:style-name="T8">o Rutinas de usuario </text:span></text:span></text:p>
      <text:p text:style-name="P4"><text:span text:style-name="Source_20_Text"><text:span text:style-name="T5"/></text:span></text:p>
      <text:p text:style-name="P4"><text:span text:style-name="Source_20_Text"><text:span text:style-name="T5">h. Dentro de la sección de patrones ¿cuáles son los dos puntos a desarrollar por cada patrón?</text:span></text:span></text:p>
      <text:p text:style-name="P4"><text:span text:style-name="Source_20_Text"><text:span text:style-name="T5"/></text:span></text:p>
      <text:p text:style-name="P7"><text:span text:style-name="Source_20_Text"><text:span text:style-name="T9">R= </text:span></text:span><text:bookmark text:name="tw-target-text"/><text:span text:style-name="T12">La mayoría de los programas flexibles son bastante ambiguos, con múltiples patrones que pueden coincidir con</text:span><text:span text:style-name="Source_20_Text"><text:span text:style-name="T10"> misma entrada Flex resuelve la ambigüedad con dos reglas simples:</text:span></text:span></text:p>
      <text:p text:style-name="P10"/>
      <text:p text:style-name="P10">• <text:span text:style-name="T12">Haga coincidir la cadena más larga posible cada vez que el escáner coincida con la entrada.</text:span></text:p>
      <text:p text:style-name="P7"><text:span text:style-name="Source_20_Text"><text:span text:style-name="T10">• En caso de empate, use el patrón que aparece primero en el programa.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21:05:44.439064092</meta:creation-date>
    <dc:date>2019-09-14T00:21:42.003639131</dc:date>
    <meta:editing-duration>PT23M14S</meta:editing-duration>
    <meta:editing-cycles>1</meta:editing-cycles>
    <meta:document-statistic meta:table-count="0" meta:image-count="0" meta:object-count="0" meta:page-count="2" meta:paragraph-count="26" meta:word-count="526" meta:character-count="2962" meta:non-whitespace-character-count="2442"/>
    <meta:generator>LibreOffice/6.0.7.3$Linux_X86_64 LibreOffice_project/00m0$Build-3</meta:generator>
  </office:meta>
</office:document-meta>
</file>